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erriweather Sans" svg:font-family="'Merriweather Sans', Roboto, Arial, FreeSans, sans-serif"/>
    <style:font-face style:name="Merriweather" svg:font-family="Merriweather, 'Roboto Slab', 'Times New Roman', 'DejaVu Serif', serif"/>
    <style:font-face style:name="OpenSymbol" svg:font-family="OpenSymbol"/>
    <style:font-face style:name="Source Code Pro" svg:font-family="'Source Code Pro', 'Roboto Mono', Consolas, 'Lucida Console', 'DejaVu Sans Mono', 'Courier New', monospace"/>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fo:text-align="end" style:justify-single-word="false" fo:widows="1" fo:text-indent="0in" style:auto-text-indent="false"/>
    </style:style>
    <style:style style:name="P2" style:family="paragraph" style:parent-style-name="Text_20_body">
      <style:paragraph-properties fo:margin-left="0in" fo:margin-right="0in" fo:margin-top="0in" fo:margin-bottom="0in" style:line-height-at-least="0.25in" fo:widows="1" fo:text-indent="0in" style:auto-text-indent="false" fo:padding="0.0193in" fo:border="0.0008in solid #dddddd"/>
    </style:style>
    <style:style style:name="P3" style:family="paragraph" style:parent-style-name="Text_20_body" style:list-style-name="L1">
      <style:paragraph-properties fo:margin-left="0in" fo:margin-right="0in" fo:margin-top="0in" fo:margin-bottom="0in" style:line-height-at-least="0.25in" fo:widows="1" fo:text-indent="0in" style:auto-text-indent="false" fo:padding="0.0193in" fo:border="0.0008in solid #dddddd"/>
    </style:style>
    <style:style style:name="P4" style:family="paragraph" style:parent-style-name="Text_20_body">
      <style:paragraph-properties fo:margin-left="0in" fo:margin-right="0in" fo:margin-top="0in" fo:margin-bottom="0in" style:line-height-at-least="0.25in" fo:widows="1" fo:text-indent="0in" style:auto-text-indent="false"/>
      <style:text-properties fo:font-variant="normal" fo:text-transform="none" fo:color="#404040" style:font-name="Merriweather Sans" fo:font-size="12.75pt" fo:letter-spacing="normal" fo:font-style="normal" fo:font-weight="normal"/>
    </style:style>
    <style:style style:name="P5" style:family="paragraph" style:parent-style-name="Text_20_body">
      <style:paragraph-properties fo:margin-left="0in" fo:margin-right="0in" fo:margin-top="0in" fo:margin-bottom="0in" style:line-height-at-least="0.25in" fo:widows="1" fo:text-indent="0in" style:auto-text-indent="false" fo:padding="0in" fo:border="none"/>
      <style:text-properties fo:font-variant="normal" fo:text-transform="none" fo:color="#404040" style:font-name="Merriweather Sans" fo:font-size="12.75pt" fo:letter-spacing="normal" fo:font-style="normal" fo:font-weight="bold" fo:background-color="#f2f2f2"/>
    </style:style>
    <style:style style:name="P6" style:family="paragraph" style:parent-style-name="Text_20_body">
      <style:paragraph-properties fo:margin-left="0in" fo:margin-right="0in" fo:margin-top="0in" fo:margin-bottom="0in" style:line-height-at-least="0.25in" fo:widows="1" fo:text-indent="0in" style:auto-text-indent="false" fo:padding="0in" fo:border="none"/>
      <style:text-properties fo:font-variant="normal" fo:text-transform="none" fo:color="#404040" style:font-name="Merriweather Sans" fo:font-size="12.75pt" fo:letter-spacing="normal" fo:font-style="normal" fo:font-weight="normal" fo:background-color="#f2f2f2"/>
    </style:style>
    <style:style style:name="P7" style:family="paragraph" style:parent-style-name="Text_20_body" style:list-style-name="L1">
      <style:paragraph-properties fo:margin-top="0in" fo:margin-bottom="0in" style:line-height-at-least="0.25in" fo:widows="1" fo:padding="0.0193in" fo:border="0.0008in solid #dddddd"/>
    </style:style>
    <style:style style:name="P8" style:family="paragraph" style:parent-style-name="Heading_20_1">
      <style:text-properties fo:font-variant="normal" fo:text-transform="none" fo:color="#333333" style:font-name="Merriweather" fo:font-size="12.75pt" fo:letter-spacing="normal" fo:font-style="normal" fo:font-weight="bold"/>
    </style:style>
    <style:style style:name="P9" style:family="paragraph" style:parent-style-name="Heading_20_2">
      <style:paragraph-properties style:line-height-at-least="0.25in" fo:widows="1"/>
      <style:text-properties fo:color="#333333" style:font-name="Merriweather" fo:font-weight="bold"/>
    </style:style>
    <style:style style:name="P10" style:family="paragraph" style:parent-style-name="Heading_20_2">
      <style:paragraph-properties style:line-height-at-least="0.25in" fo:widows="1"/>
      <style:text-properties fo:font-variant="normal" fo:text-transform="none" fo:color="#404040" style:font-name="Merriweather Sans" fo:font-size="12.75pt" fo:letter-spacing="normal" fo:font-style="normal" fo:font-weight="normal" style:font-name-asian="Merriweather Sans" style:font-size-asian="12.75pt" style:font-style-asian="normal" style:font-weight-asian="normal" style:font-name-complex="Merriweather Sans" style:font-size-complex="12.75pt" style:font-style-complex="normal" style:font-weight-complex="normal"/>
    </style:style>
    <style:style style:name="P11" style:family="paragraph" style:parent-style-name="Preformatted_20_Text">
      <style:paragraph-properties fo:margin-left="0in" fo:margin-right="0in" fo:margin-top="0in" fo:margin-bottom="0in" style:line-height-at-least="0.25in" fo:widows="1" fo:text-indent="0in" style:auto-text-indent="false" fo:padding="0in" fo:border="none"/>
      <style:text-properties fo:font-variant="normal" fo:text-transform="none" fo:color="#404040" style:font-name="Source Code Pro" fo:font-size="10.5pt" fo:letter-spacing="normal" fo:font-style="normal" fo:font-weight="normal"/>
    </style:style>
    <style:style style:name="P12" style:family="paragraph" style:parent-style-name="Preformatted_20_Text">
      <style:paragraph-properties fo:margin-top="0in" fo:margin-bottom="0in" style:line-height-at-least="0.25in" fo:widows="1" fo:padding="0in" fo:border="none"/>
      <style:text-properties fo:font-variant="normal" fo:text-transform="none" fo:color="#404040" style:font-name="Source Code Pro" fo:font-size="10.5pt" fo:letter-spacing="normal" fo:font-style="normal" fo:font-weight="normal"/>
    </style:style>
    <style:style style:name="P13" style:family="paragraph" style:parent-style-name="Preformatted_20_Text">
      <style:paragraph-properties fo:margin-top="0in" fo:margin-bottom="0in" style:line-height-at-least="0.25in" fo:widows="1" fo:padding="0in" fo:border="none"/>
      <style:text-properties fo:font-variant="normal" fo:text-transform="none" fo:color="#404040" fo:letter-spacing="normal"/>
    </style:style>
    <style:style style:name="P14" style:family="paragraph" style:parent-style-name="Preformatted_20_Text">
      <style:paragraph-properties fo:margin-top="0in" fo:margin-bottom="0in" style:line-height-at-least="0.25in" fo:widows="1" fo:padding="0in" fo:border="none"/>
      <style:text-properties fo:font-variant="normal" fo:text-transform="none" fo:color="#586e75" style:font-name="Source Code Pro" fo:font-size="10.5pt" fo:letter-spacing="normal" fo:font-style="normal" fo:font-weight="normal"/>
    </style:style>
    <style:style style:name="P15" style:family="paragraph" style:parent-style-name="Preformatted_20_Text">
      <style:paragraph-properties fo:margin-top="0in" fo:margin-bottom="0in" style:line-height-at-least="0.25in" fo:widows="1" fo:padding="0in" fo:border="none"/>
    </style:style>
    <style:style style:name="T1" style:family="text">
      <style:text-properties style:font-name="Source Code Pro" fo:font-size="10.5pt" fo:font-style="normal" fo:font-weight="normal"/>
    </style:style>
    <style:style style:name="T2" style:family="text">
      <style:text-properties fo:font-variant="normal" fo:text-transform="none" fo:color="#404040" style:font-name="Merriweather Sans" fo:font-size="12.75pt" fo:letter-spacing="normal" fo:font-style="normal" fo:font-weight="normal"/>
    </style:style>
    <style:style style:name="T3" style:family="text">
      <style:text-properties fo:font-variant="normal" fo:text-transform="none" fo:color="#404040" style:font-name="Merriweather Sans" fo:font-size="12.75pt" fo:letter-spacing="normal" fo:font-style="normal" fo:font-weight="normal" fo:background-color="#f2f2f2"/>
    </style:style>
    <style:style style:name="T4" style:family="text">
      <style:text-properties fo:font-variant="normal" fo:text-transform="none" fo:color="#404040" style:font-name="Merriweather Sans" fo:font-size="12.75pt" fo:letter-spacing="normal" fo:font-style="normal" fo:font-weight="bold"/>
    </style:style>
    <style:style style:name="T5" style:family="text">
      <style:text-properties fo:font-variant="normal" fo:text-transform="none" fo:color="#404040" style:font-name="Source Code Pro" fo:font-size="10.5pt" fo:letter-spacing="normal" fo:font-style="normal" fo:font-weight="normal"/>
    </style:style>
    <style:style style:name="T6" style:family="text">
      <style:text-properties fo:font-variant="normal" fo:text-transform="none" fo:color="#404040" style:font-name="Source Code Pro" fo:font-size="10.5pt" fo:letter-spacing="normal" fo:font-style="normal" fo:font-weight="normal" fo:background-color="#f2f2f2"/>
    </style:style>
    <style:style style:name="T7" style:family="text">
      <style:text-properties fo:font-variant="normal" fo:text-transform="none" fo:color="#9b59b6" style:text-line-through-style="none" style:font-name="Merriweather Sans" fo:font-size="12.75pt" fo:letter-spacing="normal" fo:font-style="normal" style:text-underline-style="none" fo:font-weight="normal" style:text-blinking="false" fo:background-color="transparent"/>
    </style:style>
    <style:style style:name="T8" style:family="text">
      <style:text-properties fo:font-weight="bold"/>
    </style:style>
    <style:style style:name="T9" style:family="text">
      <style:text-properties fo:color="#839496"/>
    </style:style>
    <style:style style:name="T10" style:family="text">
      <style:text-properties fo:color="#d33682" fo:font-weight="bold"/>
    </style:style>
    <style:style style:name="T11" style:family="text">
      <style:text-properties fo:color="#268bd2"/>
    </style:style>
    <style:style style:name="T12" style:family="text">
      <style:text-properties fo:color="#2aa198"/>
    </style:style>
    <style:style style:name="T13" style:family="text">
      <style:text-properties fo:color="#2aa198" fo:font-weight="bold"/>
    </style:style>
    <style:style style:name="T14" style:family="text">
      <style:text-properties fo:color="#2aa198" style:font-name="Source Code Pro" fo:font-size="10.5pt" fo:font-style="normal" fo:font-weight="bold"/>
    </style:style>
    <style:style style:name="T15" style:family="text">
      <style:text-properties fo:color="#586e75"/>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Create the root pair https://jamielinux.com/docs/openssl-certificate-authority/create-the-root-pair.html</text:h>
      <text:section text:style-name="Sect1" text:name="create-the-root-pair">
        <text:p text:style-name="P2"><text:span text:style-name="T2">Acting as a certificate authority (CA) means dealing with cryptographic pairs of private keys and public certificates. The very first cryptographic pair we’ll create is the root pair. This consists of the root key (</text:span><text:span text:style-name="Source_20_Text"><text:span text:style-name="T5">ca.key.pem</text:span></text:span><text:span text:style-name="T2">) and root certificate (</text:span><text:span text:style-name="Source_20_Text"><text:span text:style-name="T5">ca.cert.pem</text:span></text:span><text:span text:style-name="T2">). This pair forms the identity of your CA.</text:span></text:p>
        <text:p text:style-name="P4">Typically, the root CA does not sign server or client certificates directly. The root CA is only ever used to create one or more intermediate CAs, which are trusted by the root CA to sign certificates on their behalf. This is best practice. It allows the root key to be kept offline and unused as much as possible, as any compromise of the root key is disastrous.</text:p>
        <text:p text:style-name="P5">Note</text:p>
        <text:p text:style-name="P6">It’s best practice to create the root pair in a secure environment. Ideally, this should be on a fully encrypted, air gapped computer that is permanently isolated from the Internet. Remove the wireless card and fill the ethernet port with glue.</text:p>
        <text:section text:style-name="Sect1" text:name="prepare-the-directory">
          <text:h text:style-name="P9" text:outline-level="2">Prepare the directory</text:h>
          <text:p text:style-name="P2"><text:span text:style-name="T2">Choose a directory (</text:span><text:span text:style-name="Source_20_Text"><text:span text:style-name="T5">/root/ca</text:span></text:span><text:span text:style-name="T2">) to store all keys and certificates.</text:span></text:p>
          <text:p text:style-name="P11"><text:span text:style-name="T9"># </text:span><text:span text:style-name="T10">mkdir</text:span> /root/ca</text:p>
          <text:p text:style-name="P2"><text:span text:style-name="T2">Create the directory structure. The </text:span><text:span text:style-name="Source_20_Text"><text:span text:style-name="T5">index.txt</text:span></text:span><text:span text:style-name="T2"> and </text:span><text:span text:style-name="Source_20_Text"><text:span text:style-name="T5">serial</text:span></text:span><text:span text:style-name="T2"> files act as a flat file database to keep track of signed certificates.</text:span></text:p>
          <text:p text:style-name="P11"><text:span text:style-name="T9"># </text:span><text:span text:style-name="T10">cd</text:span> /root/ca</text:p>
          <text:p text:style-name="P12"><text:span text:style-name="T9"># </text:span><text:span text:style-name="T10">mkdir</text:span> certs crl newcerts private</text:p>
          <text:p text:style-name="P12"><text:span text:style-name="T9"># </text:span><text:span text:style-name="T10">chmod</text:span> 700 private</text:p>
          <text:p text:style-name="P12"><text:span text:style-name="T9"># </text:span><text:span text:style-name="T10">touch</text:span> index.txt</text:p>
          <text:p text:style-name="P12"><text:span text:style-name="T9"># </text:span><text:span text:style-name="T10">echo</text:span> 1000 <text:span text:style-name="T8">&gt;</text:span> serial</text:p>
        </text:section>
        <text:section text:style-name="Sect1" text:name="prepare-the-configuration-file">
          <text:h text:style-name="P10" text:outline-level="2">Prepare the configuration file</text:h>
          <text:p text:style-name="P2"><text:span text:style-name="T2">You must create a configuration file for OpenSSL to use. Copy the root CA configuration file from the </text:span><text:a xlink:type="simple" xlink:href="https://jamielinux.com/docs/openssl-certificate-authority/appendix/root-configuration-file.html"><text:span text:style-name="Emphasis"><text:span text:style-name="T7">Appendix</text:span></text:span></text:a><text:span text:style-name="T2"> to </text:span><text:span text:style-name="Source_20_Text"><text:span text:style-name="T5">/root/ca/openssl.cnf</text:span></text:span><text:span text:style-name="T2">.</text:span></text:p>
          <text:p text:style-name="P2"><text:span text:style-name="T2">The </text:span><text:span text:style-name="Source_20_Text"><text:span text:style-name="T5">[ ca ]</text:span></text:span><text:span text:style-name="T2"> section is mandatory. Here we tell OpenSSL to use the options from the </text:span><text:span text:style-name="Source_20_Text"><text:span text:style-name="T5">[ CA_default ]</text:span></text:span><text:span text:style-name="T2"> section.</text:span></text:p>
          <text:p text:style-name="P11"><text:span text:style-name="T8">[</text:span> ca <text:span text:style-name="T8">]</text:span></text:p>
          <text:p text:style-name="P14"># `man ca`</text:p>
          <text:p text:style-name="P12"><text:span text:style-name="T11">default_ca</text:span> <text:span text:style-name="T8">=</text:span> CA_default</text:p>
          <text:p text:style-name="P2"><text:span text:style-name="T2">The </text:span><text:span text:style-name="Source_20_Text"><text:span text:style-name="T5">[ CA_default ]</text:span></text:span><text:span text:style-name="T2"> section contains a range of defaults. Make sure you declare the </text:span><text:soft-page-break/><text:span text:style-name="T2">directory you chose earlier (</text:span><text:span text:style-name="Source_20_Text"><text:span text:style-name="T5">/root/ca</text:span></text:span><text:span text:style-name="T2">).</text:span></text:p>
          <text:p text:style-name="P11"><text:span text:style-name="T8">[</text:span> CA_default <text:span text:style-name="T8">]</text:span></text:p>
          <text:p text:style-name="P14"># Directory and file locations.</text:p>
          <text:p text:style-name="P12"><text:span text:style-name="T11">dir</text:span> <text:s text:c="14"/><text:span text:style-name="T8">=</text:span> /root/ca</text:p>
          <text:p text:style-name="P12"><text:span text:style-name="T11">certs</text:span> <text:s text:c="12"/><text:span text:style-name="T8">=</text:span> <text:span text:style-name="T11">$dir</text:span>/certs</text:p>
          <text:p text:style-name="P12"><text:span text:style-name="T11">crl_dir</text:span> <text:s text:c="10"/><text:span text:style-name="T8">=</text:span> <text:span text:style-name="T11">$dir</text:span>/crl</text:p>
          <text:p text:style-name="P12"><text:span text:style-name="T11">new_certs_dir</text:span> <text:s text:c="4"/><text:span text:style-name="T8">=</text:span> <text:span text:style-name="T11">$dir</text:span>/newcerts</text:p>
          <text:p text:style-name="P12"><text:span text:style-name="T11">database</text:span> <text:s text:c="9"/><text:span text:style-name="T8">=</text:span> <text:span text:style-name="T11">$dir</text:span>/index.txt</text:p>
          <text:p text:style-name="P12"><text:span text:style-name="T11">serial</text:span> <text:s text:c="11"/><text:span text:style-name="T8">=</text:span> <text:span text:style-name="T11">$dir</text:span>/serial</text:p>
          <text:p text:style-name="P12"><text:span text:style-name="T11">RANDFILE</text:span> <text:s text:c="9"/><text:span text:style-name="T8">=</text:span> <text:span text:style-name="T11">$dir</text:span>/private/.rand</text:p>
          <text:p text:style-name="P15"/>
          <text:p text:style-name="P14"># The root key and root certificate.</text:p>
          <text:p text:style-name="P12"><text:span text:style-name="T11">private_key</text:span> <text:s text:c="6"/><text:span text:style-name="T8">=</text:span> <text:span text:style-name="T11">$dir</text:span>/private/ca.key.pem</text:p>
          <text:p text:style-name="P12"><text:span text:style-name="T11">certificate</text:span> <text:s text:c="6"/><text:span text:style-name="T8">=</text:span> <text:span text:style-name="T11">$dir</text:span>/certs/ca.cert.pem</text:p>
          <text:p text:style-name="P15"/>
          <text:p text:style-name="P14"># For certificate revocation lists.</text:p>
          <text:p text:style-name="P12"><text:span text:style-name="T11">crlnumber</text:span> <text:s text:c="8"/><text:span text:style-name="T8">=</text:span> <text:span text:style-name="T11">$dir</text:span>/crlnumber</text:p>
          <text:p text:style-name="P12"><text:span text:style-name="T11">crl</text:span> <text:s text:c="14"/><text:span text:style-name="T8">=</text:span> <text:span text:style-name="T11">$dir</text:span>/crl/ca.crl.pem</text:p>
          <text:p text:style-name="P12"><text:span text:style-name="T11">crl_extensions</text:span> <text:s text:c="3"/><text:span text:style-name="T8">=</text:span> crl_ext</text:p>
          <text:p text:style-name="P12"><text:span text:style-name="T11">default_crl_days</text:span> <text:s/><text:span text:style-name="T8">=</text:span> 30</text:p>
          <text:p text:style-name="P15"/>
          <text:p text:style-name="P14"># SHA-1 is deprecated, so use SHA-2 instead.</text:p>
          <text:p text:style-name="P12"><text:span text:style-name="T11">default_md</text:span> <text:s text:c="7"/><text:span text:style-name="T8">=</text:span> sha256</text:p>
          <text:p text:style-name="P15"/>
          <text:p text:style-name="P12"><text:span text:style-name="T11">name_opt</text:span> <text:s text:c="9"/><text:span text:style-name="T8">=</text:span> ca_default</text:p>
          <text:p text:style-name="P12"><text:span text:style-name="T11">cert_opt</text:span> <text:s text:c="9"/><text:span text:style-name="T8">=</text:span> ca_default</text:p>
          <text:p text:style-name="P12"><text:span text:style-name="T11">default_days</text:span> <text:s text:c="5"/><text:span text:style-name="T8">=</text:span> 375</text:p>
          <text:p text:style-name="P12"><text:span text:style-name="T11">preserve</text:span> <text:s text:c="9"/><text:span text:style-name="T8">=</text:span> no</text:p>
          <text:p text:style-name="P12"><text:span text:style-name="T11">policy</text:span> <text:s text:c="11"/><text:span text:style-name="T8">=</text:span> policy_strict</text:p>
          <text:p text:style-name="P2"><text:span text:style-name="T2">We’ll apply </text:span><text:span text:style-name="Source_20_Text"><text:span text:style-name="T5">policy_strict</text:span></text:span><text:span text:style-name="T2"> for all root CA signatures, as the root CA is only being used to create intermediate CAs.</text:span></text:p>
          <text:p text:style-name="P11"><text:span text:style-name="T8">[</text:span> policy_strict <text:span text:style-name="T8">]</text:span></text:p>
          <text:p text:style-name="P14"># The root CA should only sign intermediate certificates that match.</text:p>
          <text:p text:style-name="P14"># See the POLICY FORMAT section of `man ca`.</text:p>
          <text:p text:style-name="P12"><text:span text:style-name="T11">countryName</text:span> <text:s text:c="12"/><text:span text:style-name="T8">=</text:span> match</text:p>
          <text:p text:style-name="P12"><text:span text:style-name="T11">stateOrProvinceName</text:span> <text:s text:c="4"/><text:span text:style-name="T8">=</text:span> match</text:p>
          <text:p text:style-name="P12"><text:span text:style-name="T11">organizationName</text:span> <text:s text:c="7"/><text:span text:style-name="T8">=</text:span> match</text:p>
          <text:p text:style-name="P12"><text:soft-page-break/><text:span text:style-name="T11">organizationalUnitName</text:span> <text:s/><text:span text:style-name="T8">=</text:span> optional</text:p>
          <text:p text:style-name="P12"><text:span text:style-name="T11">commonName</text:span> <text:s text:c="13"/><text:span text:style-name="T8">=</text:span> supplied</text:p>
          <text:p text:style-name="P12"><text:span text:style-name="T11">emailAddress</text:span> <text:s text:c="11"/><text:span text:style-name="T8">=</text:span> optional</text:p>
          <text:p text:style-name="P2"><text:span text:style-name="T2">We’ll apply </text:span><text:span text:style-name="Source_20_Text"><text:span text:style-name="T5">policy_loose</text:span></text:span><text:span text:style-name="T2"> for all intermediate CA signatures, as the intermediate CA is signing server and client certificates that may come from a variety of third-parties.</text:span></text:p>
          <text:p text:style-name="P11"><text:span text:style-name="T8">[</text:span> policy_loose <text:span text:style-name="T8">]</text:span></text:p>
          <text:p text:style-name="P14"># Allow the intermediate CA to sign a more diverse range of certificates.</text:p>
          <text:p text:style-name="P14"># See the POLICY FORMAT section of the `ca` man page.</text:p>
          <text:p text:style-name="P12"><text:span text:style-name="T11">countryName</text:span> <text:s text:c="12"/><text:span text:style-name="T8">=</text:span> optional</text:p>
          <text:p text:style-name="P12"><text:span text:style-name="T11">stateOrProvinceName</text:span> <text:s text:c="4"/><text:span text:style-name="T8">=</text:span> optional</text:p>
          <text:p text:style-name="P12"><text:span text:style-name="T11">localityName</text:span> <text:s text:c="11"/><text:span text:style-name="T8">=</text:span> optional</text:p>
          <text:p text:style-name="P12"><text:span text:style-name="T11">organizationName</text:span> <text:s text:c="7"/><text:span text:style-name="T8">=</text:span> optional</text:p>
          <text:p text:style-name="P12"><text:span text:style-name="T11">organizationalUnitName</text:span> <text:s/><text:span text:style-name="T8">=</text:span> optional</text:p>
          <text:p text:style-name="P12"><text:span text:style-name="T11">commonName</text:span> <text:s text:c="13"/><text:span text:style-name="T8">=</text:span> supplied</text:p>
          <text:p text:style-name="P12"><text:span text:style-name="T11">emailAddress</text:span> <text:s text:c="11"/><text:span text:style-name="T8">=</text:span> optional</text:p>
          <text:p text:style-name="P2"><text:span text:style-name="T2">Options from the </text:span><text:span text:style-name="Source_20_Text"><text:span text:style-name="T5">[ req ]</text:span></text:span><text:span text:style-name="T2"> section are applied when creating certificates or certificate signing requests.</text:span></text:p>
          <text:p text:style-name="P11"><text:span text:style-name="T8">[</text:span> req <text:span text:style-name="T8">]</text:span></text:p>
          <text:p text:style-name="P14"># Options for the `req` tool (`man req`).</text:p>
          <text:p text:style-name="P12"><text:span text:style-name="T11">default_bits</text:span> <text:s text:c="7"/><text:span text:style-name="T8">=</text:span> 2048</text:p>
          <text:p text:style-name="P12"><text:span text:style-name="T11">distinguished_name</text:span> <text:s/><text:span text:style-name="T8">=</text:span> req_distinguished_name</text:p>
          <text:p text:style-name="P12"><text:span text:style-name="T11">string_mask</text:span> <text:s text:c="8"/><text:span text:style-name="T8">=</text:span> utf8only</text:p>
          <text:p text:style-name="P15"/>
          <text:p text:style-name="P14"># SHA-1 is deprecated, so use SHA-2 instead.</text:p>
          <text:p text:style-name="P12"><text:span text:style-name="T11">default_md</text:span> <text:s text:c="9"/><text:span text:style-name="T8">=</text:span> sha256</text:p>
          <text:p text:style-name="P15"/>
          <text:p text:style-name="P14"># Extension to add when the -x509 option is used.</text:p>
          <text:p text:style-name="P12"><text:span text:style-name="T11">x509_extensions</text:span> <text:s text:c="4"/><text:span text:style-name="T8">=</text:span> v3_ca</text:p>
          <text:p text:style-name="P2"><text:span text:style-name="T2">The </text:span><text:span text:style-name="Source_20_Text"><text:span text:style-name="T5">[ req_distinguished_name ]</text:span></text:span><text:span text:style-name="T2"> section declares the information normally required in a certificate signing request. You can optionally specify some defaults.</text:span></text:p>
          <text:p text:style-name="P11"><text:span text:style-name="T8">[</text:span> req_distinguished_name <text:span text:style-name="T8">]</text:span></text:p>
          <text:p text:style-name="P14"># See &lt;https://en.wikipedia.org/wiki/Certificate_signing_request&gt;.</text:p>
          <text:p text:style-name="P12"><text:span text:style-name="T11">countryName</text:span> <text:s text:c="20"/><text:span text:style-name="T8">=</text:span> Country Name <text:span text:style-name="T8">(</text:span>2 letter code<text:span text:style-name="T8">)</text:span></text:p>
          <text:p text:style-name="P12"><text:span text:style-name="T11">stateOrProvinceName</text:span> <text:s text:c="12"/><text:span text:style-name="T8">=</text:span> State or Province Name</text:p>
          <text:p text:style-name="P12"><text:span text:style-name="T11">localityName</text:span> <text:s text:c="19"/><text:span text:style-name="T8">=</text:span> Locality Name</text:p>
          <text:p text:style-name="P12">0.organizationName <text:s text:c="13"/><text:span text:style-name="T8">=</text:span> Organization Name</text:p>
          <text:p text:style-name="P12"><text:span text:style-name="T11">organizationalUnitName</text:span> <text:s text:c="9"/><text:span text:style-name="T8">=</text:span> Organizational Unit Name</text:p>
          <text:p text:style-name="P12"><text:soft-page-break/><text:span text:style-name="T11">commonName</text:span> <text:s text:c="21"/><text:span text:style-name="T8">=</text:span> Common Name</text:p>
          <text:p text:style-name="P12"><text:span text:style-name="T11">emailAddress</text:span> <text:s text:c="19"/><text:span text:style-name="T8">=</text:span> Email Address</text:p>
          <text:p text:style-name="P15"/>
          <text:p text:style-name="P14"># Optionally, specify some defaults.</text:p>
          <text:p text:style-name="P12"><text:span text:style-name="T11">countryName_default</text:span> <text:s text:c="12"/><text:span text:style-name="T8">=</text:span> GB</text:p>
          <text:p text:style-name="P12"><text:span text:style-name="T11">stateOrProvinceName_default</text:span> <text:s text:c="4"/><text:span text:style-name="T8">=</text:span> England</text:p>
          <text:p text:style-name="P12"><text:span text:style-name="T11">localityName_default</text:span> <text:s text:c="11"/><text:span text:style-name="T8">=</text:span></text:p>
          <text:p text:style-name="P12">0.organizationName_default <text:s text:c="5"/><text:span text:style-name="T8">=</text:span> Alice Ltd</text:p>
          <text:p text:style-name="P14">#organizationalUnitName_default =</text:p>
          <text:p text:style-name="P14">#emailAddress_default <text:s text:c="10"/>=</text:p>
          <text:p text:style-name="P2"><text:span text:style-name="T2">The next few sections are extensions that can be applied when signing certificates. For example, passing the </text:span><text:span text:style-name="Source_20_Text"><text:span text:style-name="T5">-extensions v3_ca</text:span></text:span><text:span text:style-name="T2"> command-line argument will apply the options set in </text:span><text:span text:style-name="Source_20_Text"><text:span text:style-name="T5">[ v3_ca ]</text:span></text:span><text:span text:style-name="T2">.</text:span></text:p>
          <text:p text:style-name="P2"><text:span text:style-name="T2">We’ll apply the </text:span><text:span text:style-name="Source_20_Text"><text:span text:style-name="T5">v3_ca</text:span></text:span><text:span text:style-name="T2"> extension when we </text:span><text:a xlink:type="simple" xlink:href="https://jamielinux.com/docs/openssl-certificate-authority/create-the-root-pair.html#create-the-root-certificate"><text:span text:style-name="T7">create the root certificate</text:span></text:a><text:span text:style-name="T2">.</text:span></text:p>
          <text:p text:style-name="P11"><text:span text:style-name="T8">[</text:span> v3_ca <text:span text:style-name="T8">]</text:span></text:p>
          <text:p text:style-name="P14"># Extensions for a typical CA (`man x509v3_config`).</text:p>
          <text:p text:style-name="P12"><text:span text:style-name="T11">subjectKeyIdentifier</text:span> <text:span text:style-name="T8">=</text:span> <text:span text:style-name="T11">hash</text:span></text:p>
          <text:p text:style-name="P12"><text:span text:style-name="T11">authorityKeyIdentifier</text:span> <text:span text:style-name="T8">=</text:span> keyid:always,issuer</text:p>
          <text:p text:style-name="P12"><text:span text:style-name="T11">basicConstraints</text:span> <text:span text:style-name="T8">=</text:span> critical, CA:true</text:p>
          <text:p text:style-name="P12"><text:span text:style-name="T11">keyUsage</text:span> <text:span text:style-name="T8">=</text:span> critical, digitalSignature, cRLSign, keyCertSign</text:p>
          <text:p text:style-name="P2"><text:span text:style-name="T2">We’ll apply the </text:span><text:span text:style-name="Source_20_Text"><text:span text:style-name="T5">v3_ca_intermediate</text:span></text:span><text:span text:style-name="T2"> extension when we </text:span><text:a xlink:type="simple" xlink:href="https://jamielinux.com/docs/openssl-certificate-authority/create-the-intermediate-pair.html#create-the-intermediate-certificate"><text:span text:style-name="T7">create the intermediate certificate</text:span></text:a><text:span text:style-name="T2">. </text:span><text:span text:style-name="Source_20_Text"><text:span text:style-name="T5">pathlen:0</text:span></text:span><text:span text:style-name="T2"> ensures that there can be no further certificate authorities below the intermediate CA.</text:span></text:p>
          <text:p text:style-name="P11"><text:span text:style-name="T8">[</text:span> v3_intermediate_ca <text:span text:style-name="T8">]</text:span></text:p>
          <text:p text:style-name="P14"># Extensions for a typical intermediate CA (`man x509v3_config`).</text:p>
          <text:p text:style-name="P12"><text:span text:style-name="T11">subjectKeyIdentifier</text:span> <text:span text:style-name="T8">=</text:span> <text:span text:style-name="T11">hash</text:span></text:p>
          <text:p text:style-name="P12"><text:span text:style-name="T11">authorityKeyIdentifier</text:span> <text:span text:style-name="T8">=</text:span> keyid:always,issuer</text:p>
          <text:p text:style-name="P12"><text:span text:style-name="T11">basicConstraints</text:span> <text:span text:style-name="T8">=</text:span> critical, CA:true, pathlen:0</text:p>
          <text:p text:style-name="P12"><text:span text:style-name="T11">keyUsage</text:span> <text:span text:style-name="T8">=</text:span> critical, digitalSignature, cRLSign, keyCertSign</text:p>
          <text:p text:style-name="P2"><text:span text:style-name="T2">We’ll apply the </text:span><text:span text:style-name="Source_20_Text"><text:span text:style-name="T5">usr_cert</text:span></text:span><text:span text:style-name="T2"> extension when signing client certificates, such as those used for remote user authentication.</text:span></text:p>
          <text:p text:style-name="P11"><text:span text:style-name="T8">[</text:span> usr_cert <text:span text:style-name="T8">]</text:span></text:p>
          <text:p text:style-name="P14"># Extensions for client certificates (`man x509v3_config`).</text:p>
          <text:p text:style-name="P12"><text:span text:style-name="T11">basicConstraints</text:span> <text:span text:style-name="T8">=</text:span> CA:FALSE</text:p>
          <text:p text:style-name="P12"><text:span text:style-name="T11">nsCertType</text:span> <text:span text:style-name="T8">=</text:span> client, email</text:p>
          <text:p text:style-name="P12"><text:span text:style-name="T11">nsComment</text:span> <text:span text:style-name="T8">=</text:span> <text:span text:style-name="T12">"OpenSSL Generated Client Certificate"</text:span></text:p>
          <text:p text:style-name="P12"><text:span text:style-name="T11">subjectKeyIdentifier</text:span> <text:span text:style-name="T8">=</text:span> <text:span text:style-name="T11">hash</text:span></text:p>
          <text:p text:style-name="P12"><text:soft-page-break/><text:span text:style-name="T11">authorityKeyIdentifier</text:span> <text:span text:style-name="T8">=</text:span> keyid,issuer</text:p>
          <text:p text:style-name="P12"><text:span text:style-name="T11">keyUsage</text:span> <text:span text:style-name="T8">=</text:span> critical, nonRepudiation, digitalSignature, keyEncipherment</text:p>
          <text:p text:style-name="P12"><text:span text:style-name="T11">extendedKeyUsage</text:span> <text:span text:style-name="T8">=</text:span> clientAuth, emailProtection</text:p>
          <text:p text:style-name="P2"><text:span text:style-name="T2">We’ll apply the </text:span><text:span text:style-name="Source_20_Text"><text:span text:style-name="T5">server_cert</text:span></text:span><text:span text:style-name="T2"> extension when signing server certificates, such as those used for web servers.</text:span></text:p>
          <text:p text:style-name="P11"><text:span text:style-name="T8">[</text:span> server_cert <text:span text:style-name="T8">]</text:span></text:p>
          <text:p text:style-name="P14"># Extensions for server certificates (`man x509v3_config`).</text:p>
          <text:p text:style-name="P12"><text:span text:style-name="T11">basicConstraints</text:span> <text:span text:style-name="T8">=</text:span> CA:FALSE</text:p>
          <text:p text:style-name="P12"><text:span text:style-name="T11">nsCertType</text:span> <text:span text:style-name="T8">=</text:span> server</text:p>
          <text:p text:style-name="P12"><text:span text:style-name="T11">nsComment</text:span> <text:span text:style-name="T8">=</text:span> <text:span text:style-name="T12">"OpenSSL Generated Server Certificate"</text:span></text:p>
          <text:p text:style-name="P12"><text:span text:style-name="T11">subjectKeyIdentifier</text:span> <text:span text:style-name="T8">=</text:span> <text:span text:style-name="T11">hash</text:span></text:p>
          <text:p text:style-name="P12"><text:span text:style-name="T11">authorityKeyIdentifier</text:span> <text:span text:style-name="T8">=</text:span> keyid,issuer:always</text:p>
          <text:p text:style-name="P12"><text:span text:style-name="T11">keyUsage</text:span> <text:span text:style-name="T8">=</text:span> critical, digitalSignature, keyEncipherment</text:p>
          <text:p text:style-name="P12"><text:span text:style-name="T11">extendedKeyUsage</text:span> <text:span text:style-name="T8">=</text:span> serverAuth</text:p>
          <text:p text:style-name="P2"><text:span text:style-name="T2">The </text:span><text:span text:style-name="Source_20_Text"><text:span text:style-name="T5">crl_ext</text:span></text:span><text:span text:style-name="T2"> extension is automatically applied when creating </text:span><text:a xlink:type="simple" xlink:href="https://jamielinux.com/docs/openssl-certificate-authority/certificate-revocation-lists.html"><text:span text:style-name="Emphasis"><text:span text:style-name="T7">certificate revocation lists</text:span></text:span></text:a><text:span text:style-name="T2">.</text:span></text:p>
          <text:p text:style-name="P11"><text:span text:style-name="T8">[</text:span> crl_ext <text:span text:style-name="T8">]</text:span></text:p>
          <text:p text:style-name="P14"># Extension for CRLs (`man x509v3_config`).</text:p>
          <text:p text:style-name="P12"><text:span text:style-name="T11">authorityKeyIdentifier</text:span><text:span text:style-name="T8">=</text:span>keyid:always</text:p>
          <text:p text:style-name="P2"><text:span text:style-name="T2">We’ll apply the </text:span><text:span text:style-name="Source_20_Text"><text:span text:style-name="T5">ocsp</text:span></text:span><text:span text:style-name="T2"> extension when signing the </text:span><text:a xlink:type="simple" xlink:href="https://jamielinux.com/docs/openssl-certificate-authority/online-certificate-status-protocol.html"><text:span text:style-name="Emphasis"><text:span text:style-name="T7">Online Certificate Status Protocol (OCSP)</text:span></text:span></text:a><text:span text:style-name="T2"> certificate.</text:span></text:p>
          <text:p text:style-name="P11"><text:span text:style-name="T8">[</text:span> ocsp <text:span text:style-name="T8">]</text:span></text:p>
          <text:p text:style-name="P14"># Extension for OCSP signing certificates (`man ocsp`).</text:p>
          <text:p text:style-name="P12"><text:span text:style-name="T11">basicConstraints</text:span> <text:span text:style-name="T8">=</text:span> CA:FALSE</text:p>
          <text:p text:style-name="P12"><text:span text:style-name="T11">subjectKeyIdentifier</text:span> <text:span text:style-name="T8">=</text:span> <text:span text:style-name="T11">hash</text:span></text:p>
          <text:p text:style-name="P12"><text:span text:style-name="T11">authorityKeyIdentifier</text:span> <text:span text:style-name="T8">=</text:span> keyid,issuer</text:p>
          <text:p text:style-name="P12"><text:span text:style-name="T11">keyUsage</text:span> <text:span text:style-name="T8">=</text:span> critical, digitalSignature</text:p>
          <text:p text:style-name="P12"><text:span text:style-name="T11">extendedKeyUsage</text:span> <text:span text:style-name="T8">=</text:span> critical, OCSPSigning</text:p>
        </text:section>
        <text:section text:style-name="Sect1" text:name="create-the-root-key">
          <text:h text:style-name="P10" text:outline-level="2">Create the root key</text:h>
          <text:p text:style-name="P2"><text:span text:style-name="T2">Create the root key (</text:span><text:span text:style-name="Source_20_Text"><text:span text:style-name="T5">ca.key.pem</text:span></text:span><text:span text:style-name="T2">) and keep it absolutely secure. Anyone in possession of the root key can issue trusted certificates. Encrypt the root key with AES 256-bit encryption and a strong password.</text:span></text:p>
          <text:p text:style-name="P5">Note</text:p>
          <text:p text:style-name="P6">Use 4096 bits for all root and intermediate certificate authority keys. You’ll still be able to sign server and client certificates of a shorter length.</text:p>
          <text:p text:style-name="P11"><text:span text:style-name="T9"># </text:span><text:span text:style-name="T10">cd</text:span> /root/ca</text:p>
          <text:p text:style-name="P12"><text:span text:style-name="T9"># </text:span><text:span text:style-name="T10">openssl</text:span> genrsa -aes256 -out private/ca.key.pem 4096</text:p>
          <text:p text:style-name="P15"><text:soft-page-break/></text:p>
          <text:p text:style-name="P12"><text:span text:style-name="T15">Enter pass phrase for ca.key.pem:</text:span><text:span text:style-name="T12"> secretpassword</text:span></text:p>
          <text:p text:style-name="P12"><text:span text:style-name="T15">Verifying - Enter pass phrase for ca.key.pem:</text:span><text:span text:style-name="T12"> secretpassword</text:span></text:p>
          <text:p text:style-name="P15"/>
          <text:p text:style-name="P12"><text:span text:style-name="T9"># </text:span><text:span text:style-name="T10">chmod</text:span> 400 private/ca.key.pem</text:p>
        </text:section>
        <text:section text:style-name="Sect1" text:name="create-the-root-certificate">
          <text:h text:style-name="P10" text:outline-level="2">Create the root certificate</text:h>
          <text:p text:style-name="P2"><text:span text:style-name="T2">Use the root key (</text:span><text:span text:style-name="Source_20_Text"><text:span text:style-name="T5">ca.key.pem</text:span></text:span><text:span text:style-name="T2">) to create a root certificate (</text:span><text:span text:style-name="Source_20_Text"><text:span text:style-name="T5">ca.cert.pem</text:span></text:span><text:span text:style-name="T2">). Give the root certificate a long expiry date, such as twenty years. Once the root certificate expires, all certificates signed by the CA become invalid.</text:span></text:p>
          <text:p text:style-name="P5">Warning</text:p>
          <text:p text:style-name="P2"><text:span text:style-name="T3">Whenever you use the </text:span><text:span text:style-name="Source_20_Text"><text:span text:style-name="T6">req</text:span></text:span><text:span text:style-name="T3"> tool, you must specify a configuration file to use with the </text:span><text:span text:style-name="Source_20_Text"><text:span text:style-name="T6">-config</text:span></text:span><text:span text:style-name="T3"> option, otherwise OpenSSL will default to</text:span><text:span text:style-name="Source_20_Text"><text:span text:style-name="T6">/etc/pki/tls/openssl.cnf</text:span></text:span><text:span text:style-name="T3">.</text:span></text:p>
          <text:p text:style-name="P11"><text:span text:style-name="T9"># </text:span><text:span text:style-name="T10">cd</text:span> /root/ca</text:p>
          <text:p text:style-name="P12"><text:span text:style-name="T9"># </text:span><text:span text:style-name="T10">openssl</text:span> req -config openssl.cnf <text:span text:style-name="T13">\</text:span></text:p>
          <text:p text:style-name="P13"><text:s text:c="6"/><text:span text:style-name="T1">-key private/ca.key.pem </text:span><text:span text:style-name="T14">\</text:span></text:p>
          <text:p text:style-name="P13"><text:s text:c="6"/><text:span text:style-name="T1">-new -x509 -days 7300 -sha256 -extensions v3_ca </text:span><text:span text:style-name="T14">\</text:span></text:p>
          <text:p text:style-name="P13"><text:s text:c="6"/><text:span text:style-name="T1">-out certs/ca.cert.pem</text:span></text:p>
          <text:p text:style-name="P15"/>
          <text:p text:style-name="P12"><text:span text:style-name="T15">Enter pass phrase for ca.key.pem:</text:span><text:span text:style-name="T12"> secretpassword</text:span></text:p>
          <text:p text:style-name="P14">You are about to be asked to enter information that will be incorporated</text:p>
          <text:p text:style-name="P14">into your certificate request.</text:p>
          <text:p text:style-name="P14">-----</text:p>
          <text:p text:style-name="P12"><text:span text:style-name="T15">Country Name (2 letter code) [XX]:</text:span><text:span text:style-name="T12">GB</text:span></text:p>
          <text:p text:style-name="P12"><text:span text:style-name="T15">State or Province Name []:</text:span><text:span text:style-name="T12">England</text:span></text:p>
          <text:p text:style-name="P14">Locality Name []:</text:p>
          <text:p text:style-name="P12"><text:span text:style-name="T15">Organization Name []:</text:span><text:span text:style-name="T12">Alice Ltd</text:span></text:p>
          <text:p text:style-name="P12"><text:span text:style-name="T15">Organizational Unit Name []:</text:span><text:span text:style-name="T12">Alice Ltd Certificate Authority</text:span></text:p>
          <text:p text:style-name="P12"><text:span text:style-name="T15">Common Name []:</text:span><text:span text:style-name="T12">Alice Ltd Root CA</text:span></text:p>
          <text:p text:style-name="P14">Email Address []:</text:p>
          <text:p text:style-name="P15"/>
          <text:p text:style-name="P12"><text:span text:style-name="T9"># </text:span><text:span text:style-name="T10">chmod</text:span> 444 certs/ca.cert.pem</text:p>
        </text:section>
        <text:section text:style-name="Sect1" text:name="verify-the-root-certificate">
          <text:h text:style-name="P10" text:outline-level="2">Verify the root certificate</text:h>
          <text:p text:style-name="P11"><text:span text:style-name="T9"># </text:span><text:span text:style-name="T10">openssl</text:span> x509 -noout -text -in certs/ca.cert.pem</text:p>
          <text:p text:style-name="P4">The output shows:</text:p>
          <text:list xml:id="list8426336778609434377" text:style-name="L1">
            <text:list-item>
              <text:p text:style-name="P3"><text:span text:style-name="T2">the </text:span><text:span text:style-name="Source_20_Text"><text:span text:style-name="T5">Signature Algorithm</text:span></text:span><text:span text:style-name="T2"> used</text:span></text:p>
            </text:list-item>
            <text:list-item>
              <text:p text:style-name="P7"><text:soft-page-break/><text:span text:style-name="T2">the dates of certificate </text:span><text:span text:style-name="Source_20_Text"><text:span text:style-name="T5">Validity</text:span></text:span></text:p>
            </text:list-item>
            <text:list-item>
              <text:p text:style-name="P7"><text:span text:style-name="T2">the </text:span><text:span text:style-name="Source_20_Text"><text:span text:style-name="T5">Public-Key</text:span></text:span><text:span text:style-name="T2"> bit length</text:span></text:p>
            </text:list-item>
            <text:list-item>
              <text:p text:style-name="P7"><text:span text:style-name="T2">the </text:span><text:span text:style-name="Source_20_Text"><text:span text:style-name="T5">Issuer</text:span></text:span><text:span text:style-name="T2">, which is the entity that signed the certificate</text:span></text:p>
            </text:list-item>
            <text:list-item>
              <text:p text:style-name="P7"><text:span text:style-name="T2">the </text:span><text:span text:style-name="Source_20_Text"><text:span text:style-name="T5">Subject</text:span></text:span><text:span text:style-name="T2">, which refers to the certificate itself</text:span></text:p>
            </text:list-item>
          </text:list>
          <text:p text:style-name="P2"><text:span text:style-name="T2">The </text:span><text:span text:style-name="Source_20_Text"><text:span text:style-name="T5">Issuer</text:span></text:span><text:span text:style-name="T2"> and </text:span><text:span text:style-name="Source_20_Text"><text:span text:style-name="T5">Subject</text:span></text:span><text:span text:style-name="T2"> are identical as the certificate is self-signed. Note that all root certificates are self-signed.</text:span></text:p>
          <text:p text:style-name="P11">Signature Algorithm: sha256WithRSAEncryption</text:p>
          <text:p text:style-name="P13"><text:s text:c="4"/><text:span text:style-name="T1">Issuer: C=GB, ST=England,</text:span></text:p>
          <text:p text:style-name="P13"><text:s text:c="12"/><text:span text:style-name="T1">O=Alice Ltd, OU=Alice Ltd Certificate Authority,</text:span></text:p>
          <text:p text:style-name="P13"><text:s text:c="12"/><text:span text:style-name="T1">CN=Alice Ltd Root CA</text:span></text:p>
          <text:p text:style-name="P13"><text:s text:c="4"/><text:span text:style-name="T1">Validity</text:span></text:p>
          <text:p text:style-name="P13"><text:s text:c="8"/><text:span text:style-name="T1">Not Before: Apr 11 12:22:58 2015 GMT</text:span></text:p>
          <text:p text:style-name="P13"><text:s text:c="8"/><text:span text:style-name="T1">Not After : Apr <text:s/>6 12:22:58 2035 GMT</text:span></text:p>
          <text:p text:style-name="P13"><text:s text:c="4"/><text:span text:style-name="T1">Subject: C=GB, ST=England,</text:span></text:p>
          <text:p text:style-name="P13"><text:s text:c="13"/><text:span text:style-name="T1">O=Alice Ltd, OU=Alice Ltd Certificate Authority,</text:span></text:p>
          <text:p text:style-name="P13"><text:s text:c="13"/><text:span text:style-name="T1">CN=Alice Ltd Root CA</text:span></text:p>
          <text:p text:style-name="P13"><text:s text:c="4"/><text:span text:style-name="T1">Subject Public Key Info:</text:span></text:p>
          <text:p text:style-name="P13"><text:s text:c="8"/><text:span text:style-name="T1">Public Key Algorithm: rsaEncryption</text:span></text:p>
          <text:p text:style-name="P13"><text:s text:c="12"/><text:span text:style-name="T1">Public-Key: (4096 bit)</text:span></text:p>
          <text:p text:style-name="P2"><text:span text:style-name="T2">The output also shows the </text:span><text:span text:style-name="Strong_20_Emphasis"><text:span text:style-name="T4">X509v3 extensions</text:span></text:span><text:span text:style-name="T2">. We applied the </text:span><text:span text:style-name="Source_20_Text"><text:span text:style-name="T5">v3_ca</text:span></text:span><text:span text:style-name="T2"> extension, so the options from </text:span><text:span text:style-name="Source_20_Text"><text:span text:style-name="T5">[ v3_ca ]</text:span></text:span><text:span text:style-name="T2"> should be reflected in the output.</text:span></text:p>
          <text:p text:style-name="P11">X509v3 extensions:</text:p>
          <text:p text:style-name="P13"><text:s text:c="4"/><text:span text:style-name="T1">X509v3 Subject Key Identifier:</text:span></text:p>
          <text:p text:style-name="P13"><text:s text:c="8"/><text:span text:style-name="T1">38:58:29:2F:6B:57:79:4F:39:FD:32:35:60:74:92:60:6E:E8:2A:31</text:span></text:p>
          <text:p text:style-name="P13"><text:s text:c="4"/><text:span text:style-name="T1">X509v3 Authority Key Identifier:</text:span></text:p>
          <text:p text:style-name="P13"><text:s text:c="8"/><text:span text:style-name="T1">keyid:38:58:29:2F:6B:57:79:4F:39:FD:32:35:60:74:92:60:6E:E8:2A:31</text:span></text:p>
          <text:p text:style-name="P15"/>
          <text:p text:style-name="P13"><text:s text:c="4"/><text:span text:style-name="T1">X509v3 Basic Constraints: critical</text:span></text:p>
          <text:p text:style-name="P13"><text:s text:c="8"/><text:span text:style-name="T1">CA:TRUE</text:span></text:p>
          <text:p text:style-name="P13"><text:s text:c="4"/><text:span text:style-name="T1">X509v3 Key Usage: critical</text:span></text:p>
          <text:p text:style-name="P13"><text:s text:c="8"/><text:span text:style-name="T1">Digital Signature, Certificate Sign, CRL Sign</text:span></text:p>
        </text:section>
      </text:section>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erriweather Sans" svg:font-family="'Merriweather Sans', Roboto, Arial, FreeSans, sans-serif"/>
    <style:font-face style:name="Merriweather" svg:font-family="Merriweather, 'Roboto Slab', 'Times New Roman', 'DejaVu Serif', serif"/>
    <style:font-face style:name="OpenSymbol" svg:font-family="OpenSymbol"/>
    <style:font-face style:name="Source Code Pro" svg:font-family="'Source Code Pro', 'Roboto Mono', Consolas, 'Lucida Console', 'DejaVu Sans Mono', 'Courier New', monospace"/>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Source_20_Text" style:display-name="Source Text" style:family="text">
      <style:text-properties style:font-name="Courier New" style:font-name-asian="NSimSun" style:font-name-complex="Courier New"/>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kka Lehtikoski</meta:initial-creator>
    <meta:creation-date>2016-06-12T18:00:25.12</meta:creation-date>
    <meta:document-statistic meta:table-count="0" meta:image-count="0" meta:object-count="0" meta:page-count="7" meta:paragraph-count="202" meta:word-count="1364" meta:character-count="10132"/>
    <dc:date>2016-06-12T18:02:05.33</dc:date>
    <dc:creator>Pekka Lehtikoski</dc:creator>
    <meta:editing-duration>PT1M45S</meta:editing-duration>
    <meta:editing-cycles>1</meta:editing-cycles>
    <meta:generator>OpenOffice/4.0.1$Win32 OpenOffice.org_project/401m5$Build-9714</meta:generator>
  </office:meta>
</office:document-meta>
</file>